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wiss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fo:font-weight="normal" style:font-weight-asian="normal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font-size="20pt" fo:language="en" fo:country="US" fo:font-weight="normal" officeooo:rsid="00170313" officeooo:paragraph-rsid="00170313" style:font-size-asian="12pt" style:font-weight-asian="normal" style:font-size-complex="12pt" style:font-weight-complex="normal"/>
    </style:style>
    <style:style style:name="P4" style:family="paragraph" style:parent-style-name="Heading_20_5">
      <style:paragraph-properties fo:text-align="center" style:justify-single-word="false"/>
      <style:text-properties fo:font-size="20pt" fo:language="en" fo:country="US" fo:font-weight="normal" officeooo:rsid="00170313" officeooo:paragraph-rsid="00170313" style:font-size-asian="12pt" style:font-weight-asian="normal" style:font-size-complex="12pt" style:font-weight-complex="normal"/>
    </style:style>
    <style:style style:name="P5" style:family="paragraph" style:parent-style-name="Heading_20_5">
      <style:paragraph-properties fo:line-height="150%"/>
      <style:text-properties style:font-name="Arial1" officeooo:paragraph-rsid="00228b55"/>
    </style:style>
    <style:style style:name="P6" style:family="paragraph" style:parent-style-name="Standard">
      <style:paragraph-properties fo:line-height="150%"/>
      <style:text-properties style:font-name="Arial1" fo:language="en" fo:country="US" fo:font-weight="normal" style:font-weight-asian="normal" style:font-weight-complex="normal"/>
    </style:style>
    <style:style style:name="P7" style:family="paragraph" style:parent-style-name="Text_20_body">
      <style:paragraph-properties fo:line-height="150%"/>
      <style:text-properties style:font-name="Arial1"/>
    </style:style>
    <style:style style:name="P8" style:family="paragraph" style:parent-style-name="Text_20_body">
      <style:paragraph-properties fo:line-height="150%"/>
      <style:text-properties style:font-name="Arial1" fo:language="en" fo:country="US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8c3e" style:font-weight-asian="normal" style:font-weight-complex="normal"/>
    </style:style>
    <style:style style:name="T3" style:family="text">
      <style:text-properties officeooo:rsid="001e4e26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style:font-name="Arial1" fo:language="en" fo:country="US" fo:font-weight="normal" style:font-weight-asian="normal" style:font-weight-complex="normal"/>
    </style:style>
    <style:style style:name="T6" style:family="text">
      <style:text-properties style:font-name="Times New Roman1" fo:font-size="12pt" fo:language="en" fo:country="US" fo:font-weight="normal" style:font-size-asian="12pt" style:font-weight-asian="normal" style:font-weight-complex="normal"/>
    </style:style>
    <style:style style:name="T7" style:family="text">
      <style:text-properties fo:font-size="12pt" style:font-size-asian="12pt"/>
    </style:style>
    <style:style style:name="T8" style:family="text">
      <style:text-properties officeooo:rsid="00250876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5" text:is-list-header="true">F<text:span text:style-name="T8">ruit</text:span></text:h>
      <text:p text:style-name="P3"/>
      <text:section text:style-name="Sect1" text:name="Section1">
        <text:h text:style-name="P5" text:outline-level="5"><text:span text:style-name="T4">apple</text:span></text:h>
        <text:h text:style-name="P5" text:outline-level="5"><text:span text:style-name="T4">avocado</text:span></text:h>
        <text:p text:style-name="P7"><text:span text:style-name="T4">banana</text:span></text:p>
        <text:p text:style-name="P7"><text:span text:style-name="T4">cherry</text:span></text:p>
        <text:p text:style-name="P7"><text:span text:style-name="T4">coconut</text:span></text:p>
        <text:p text:style-name="P7"><text:span text:style-name="T4">dates</text:span></text:p>
        <text:p text:style-name="P7"><text:span text:style-name="T4">dragon fruit</text:span></text:p>
        <text:p text:style-name="P7"><text:span text:style-name="T4">fig</text:span></text:p>
        <text:p text:style-name="P7"><text:span text:style-name="T4">grapes</text:span></text:p>
        <text:p text:style-name="P7"><text:span text:style-name="T4">jack fruit</text:span></text:p>
        <text:p text:style-name="P7"><text:span text:style-name="T4">kiwi</text:span></text:p>
        <text:p text:style-name="P7"><text:span text:style-name="T4">lemon</text:span></text:p>
        <text:p text:style-name="P7"><text:span text:style-name="T4">mango</text:span></text:p>
        <text:p text:style-name="P7"><text:span text:style-name="T4">melon</text:span></text:p>
        <text:p text:style-name="P7"><text:span text:style-name="T4">olive</text:span></text:p>
        <text:p text:style-name="P7"><text:span text:style-name="T4">orange</text:span></text:p>
        <text:p text:style-name="P7"><text:span text:style-name="T4">papaya</text:span></text:p>
        <text:p text:style-name="P6"><text:span text:style-name="T7">persimmon</text:span></text:p>
        <text:p text:style-name="P8">passion fruit</text:p>
        <text:p text:style-name="P7"><text:span text:style-name="T4">peach</text:span></text:p>
        <text:p text:style-name="P7"><text:span text:style-name="T4">pear</text:span></text:p>
        <text:p text:style-name="P7"><text:span text:style-name="T4">pineapple</text:span></text:p>
        <text:p text:style-name="P7"><text:span text:style-name="T4">plum</text:span></text:p>
        <text:p text:style-name="P7"><text:span text:style-name="T4">pomegranate</text:span></text:p>
        <text:p text:style-name="P7"><text:span text:style-name="T4">raspberry</text:span></text:p>
        <text:p text:style-name="P7"><text:span text:style-name="T4">strawberry</text:span></text:p>
        <text:p text:style-name="P7"><text:span text:style-name="T4">tangerine</text:span></text:p>
        <text:p text:style-name="P7"><text:span text:style-name="T4">watermelon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mbria" fo:font-family="Cambria" style:font-family-generic="roman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Definition_20_Term" style:display-name="Definition Term" style:family="paragraph" style:parent-style-name="Standard"/>
    <style:style style:name="Definition_20_List" style:display-name="Definition List" style:family="paragraph" style:parent-style-name="Standard" style:next-style-name="Definition_20_Term">
      <style:paragraph-properties fo:margin-left="0.635cm" fo:margin-right="0cm" fo:text-indent="0cm" style:auto-text-indent="false"/>
    </style:style>
    <style:style style:name="H1" style:family="paragraph" style:parent-style-name="Standard" style:nex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nex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nex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nex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nex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next-style-name="Standard">
      <style:text-properties fo:font-style="italic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swiss" fo:font-size="10pt" style:font-size-asian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swiss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swiss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umbering_20_Symbols" style:display-name="Numbering Symbols" style:family="text"/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swiss" fo:font-size="10pt" style:font-size-asian="10pt"/>
    </style:style>
    <style:style style:name="Keyboard" style:family="text">
      <style:text-properties style:font-name="Courier New" fo:font-family="'Courier New'" style:font-family-generic="swiss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swiss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swiss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G</meta:initial-creator>
    <meta:creation-date>2022-10-21T12:43:00.329000000</meta:creation-date>
    <dc:date>2022-10-22T08:01:45.693000000</dc:date>
    <dc:creator>E G</dc:creator>
    <meta:editing-duration>PT1H31M13S</meta:editing-duration>
    <meta:editing-cycles>13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29" meta:word-count="60" meta:character-count="275" meta:non-whitespace-character-count="272"/>
    <meta:user-defined meta:name="DocumentEncoding">utf-8</meta:user-defined>
    <meta:user-defined meta:name="HTML" meta:value-type="boolean">true</meta:user-defined>
  </office:meta>
</office:document-meta>
</file>